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automatic-styles>
    <style:style style:name="co1" style:family="table-column">
      <style:table-column-properties fo:break-before="auto" style:column-width="104.91pt"/>
    </style:style>
    <style:style style:name="co2" style:family="table-column">
      <style:table-column-properties fo:break-before="auto" style:column-width="70.16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Form_20_Responses_20_1">
      <style:table-properties table:display="true" style:writing-mode="lr-tb"/>
    </style:style>
    <style:style style:name="ce1" style:family="table-cell" style:parent-style-name="Default">
      <style:table-cell-properties style:rotation-align="non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2"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Arial" fo:font-size="11pt" fo:font-style="normal" fo:text-shadow="none" style:text-underline-style="none" fo:font-weight="normal" style:font-size-asian="11pt" style:font-style-asian="normal" style:font-weight-asian="normal" style:font-name-complex="Arial" style:font-size-complex="11pt" style:font-style-complex="normal" style:font-weight-complex="normal"/>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Form Responses 1" table:style-name="ta1">
        <office:forms form:automatic-focus="false" form:apply-design-mode="false"/>
        <table:table-column table:style-name="co1" table:number-columns-repeated="17" table:default-cell-style-name="Default"/>
        <table:table-column table:style-name="co2" table:number-columns-repeated="1007" table:default-cell-style-name="Default"/>
        <table:table-row table:style-name="ro1">
          <table:table-cell table:style-name="ce1" office:value-type="string" calcext:value-type="string">
            <text:p>Timestamp</text:p>
          </table:table-cell>
          <table:table-cell table:style-name="ce1" office:value-type="string" calcext:value-type="string">
            <text:p>Considera que el taller de katas es un buen ejercicio que contribuye a formar arquitectos de software de manera satisfactoria:</text:p>
          </table:table-cell>
          <table:table-cell table:style-name="ce1" office:value-type="string" calcext:value-type="string">
            <text:p>Considera que el nivel alcanzado durante el curso de Ingeniería de Software II y su laboratorio, en temas de arquitecturas y diseño de software, está acorde a las necesidades que demanda la industria de software:</text:p>
          </table:table-cell>
          <table:table-cell table:style-name="ce1" office:value-type="string" calcext:value-type="string">
            <text:p>Considera que los conocimientos y habilidades en torno a los principios de diseño SOLID, adquiridos durante el curso de Ingeniería de Software II y su laboratorio, fueron satisfactorios:</text:p>
          </table:table-cell>
          <table:table-cell table:style-name="ce1" office:value-type="string" calcext:value-type="string">
            <text:p>Considera que los conocimientos y habilidades en torno a los patrones arquitectónicos, adquiridos durante el curso de Ingeniería de Software II y su laboratorio, <text:s/>fueron satisfactorios:</text:p>
          </table:table-cell>
          <table:table-cell table:style-name="ce1" office:value-type="string" calcext:value-type="string">
            <text:p>Considera que los conocimientos y habilidades en torno a las tácticas de arquitectura, adquiridos durante el curso de Ingeniería de Software II y su laboratorio, fueron satisfactorios :</text:p>
          </table:table-cell>
          <table:table-cell table:style-name="ce1" office:value-type="string" calcext:value-type="string">
            <text:p>Considera que los conocimientos y habilidades para describir escenarios de calidad de un proyecto de software, adquiridos durante el curso de Ingeniería de Software II y su laboratorio, fueron satisfactorios:</text:p>
          </table:table-cell>
          <table:table-cell table:style-name="ce1" office:value-type="string" calcext:value-type="string">
            <text:p>Considera que los conocimientos y habilidades para tomar decisiones respecto a la tecnología adecuada para abordar un proyecto de software, adquiridos durante el curso de Ingeniería de Software II y su laboratorio, fueron satisfactorios:</text:p>
          </table:table-cell>
          <table:table-cell table:style-name="ce1" office:value-type="string" calcext:value-type="string">
            <text:p>Considera que los conocimientos y habilidades para elegir el tipo de aplicación (escritorio web tradicional, web RIA, móvil nativa, móvil híbrida), adquiridos durante el curso de Ingeniería de Software II y su laboratorio, fueron satisfactorios:</text:p>
          </table:table-cell>
          <table:table-cell table:style-name="ce1" office:value-type="string" calcext:value-type="string">
            <text:p>Qué recomendaciones daría para mejorar el curso de Ingeniería de Software II y el laboratorio para el 2021:</text:p>
          </table:table-cell>
          <table:table-cell table:style-name="ce1" office:value-type="string" calcext:value-type="string">
            <text:p>Qué recomendaciones daría para mejorar un segundo encuentro de katas de arquitectura:</text:p>
          </table:table-cell>
          <table:table-cell table:number-columns-repeated="1013"/>
        </table:table-row>
        <table:table-row table:style-name="ro1">
          <table:table-cell table:style-name="ce2" office:value-type="date" office:date-value="2020-12-10T22:42:56.208" calcext:value-type="date">
            <text:p>12/10/2020 22:42:56</text:p>
          </table:table-cell>
          <table:table-cell table:number-columns-repeated="3" table:style-name="ce3" office:value-type="float" office:value="4" calcext:value-type="float">
            <text:p>4</text:p>
          </table:table-cell>
          <table:table-cell table:number-columns-repeated="5" table:style-name="ce3" office:value-type="float" office:value="5" calcext:value-type="float">
            <text:p>5</text:p>
          </table:table-cell>
          <table:table-cell table:number-columns-repeated="1015"/>
        </table:table-row>
        <table:table-row table:style-name="ro1">
          <table:table-cell table:style-name="ce2" office:value-type="date" office:date-value="2020-12-11T08:58:57.828" calcext:value-type="date">
            <text:p>12/11/2020 8:58:58</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string" calcext:value-type="string">
            <text:p>En la teoría recomiendo mejorar la sincronización con el laboratorio, ya que a la hora de realizar las prácticas en este, en la mayoría de ellas no teníamos conocimiento previo para facilitarnos el entendimiento de los temas a tratar. </text:p>
          </table:table-cell>
          <table:table-cell table:style-name="ce3" office:value-type="string" calcext:value-type="string">
            <text:p>En lo posible que no sea en modalidad virtual o por lo menos que se cuente con un poco más de tiempo, ya que tuvimos inconvenientes con la conexión a internet y no podíamos tener una comunicación adecuada y perdimos bastante tiempo por esta razón y podemos estar en desventaja con respecto a otros grupos como sucedió en este encuentro. </text:p>
          </table:table-cell>
          <table:table-cell table:number-columns-repeated="1013"/>
        </table:table-row>
        <table:table-row table:style-name="ro1">
          <table:table-cell table:style-name="ce2" office:value-type="date" office:date-value="2020-12-11T09:16:46.257" calcext:value-type="date">
            <text:p>12/11/2020 9:16:46</text:p>
          </table:table-cell>
          <table:table-cell table:number-columns-repeated="4" table:style-name="ce3" office:value-type="float" office:value="5" calcext:value-type="float">
            <text:p>5</text:p>
          </table:table-cell>
          <table:table-cell/>
          <table:table-cell table:number-columns-repeated="3" table:style-name="ce3" office:value-type="float" office:value="5" calcext:value-type="float">
            <text:p>5</text:p>
          </table:table-cell>
          <table:table-cell table:number-columns-repeated="2" table:style-name="ce3" office:value-type="string" calcext:value-type="string">
            <text:p>ninguna</text:p>
          </table:table-cell>
          <table:table-cell table:number-columns-repeated="1013"/>
        </table:table-row>
        <table:table-row table:style-name="ro1">
          <table:table-cell table:style-name="ce2" office:value-type="date" office:date-value="2020-12-11T09:18:58.965" calcext:value-type="date">
            <text:p>12/11/2020 9:18:59</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Mostrar un poco sobre aplicaciones para la industria</text:p>
          </table:table-cell>
          <table:table-cell table:style-name="ce3" office:value-type="string" calcext:value-type="string">
            <text:p>Manejo de los tiempos, y escoger otra aplicación donde se pueda estructurar la clase, como zoom u otras</text:p>
          </table:table-cell>
          <table:table-cell table:number-columns-repeated="1013"/>
        </table:table-row>
        <table:table-row table:style-name="ro1">
          <table:table-cell table:style-name="ce2" office:value-type="date" office:date-value="2020-12-11T09:19:08.519" calcext:value-type="date">
            <text:p>12/11/2020 9:19:09</text:p>
          </table:table-cell>
          <table:table-cell table:number-columns-repeated="2" table:style-name="ce3" office:value-type="float" office:value="5" calcext:value-type="float">
            <text:p>5</text:p>
          </table:table-cell>
          <table:table-cell table:number-columns-repeated="4" table:style-name="ce3" office:value-type="float" office:value="4" calcext:value-type="float">
            <text:p>4</text:p>
          </table:table-cell>
          <table:table-cell table:number-columns-repeated="2" table:style-name="ce3" office:value-type="float" office:value="5" calcext:value-type="float">
            <text:p>5</text:p>
          </table:table-cell>
          <table:table-cell table:style-name="ce3" office:value-type="string" calcext:value-type="string">
            <text:p>En todos los cortes se presentaron problemas de tiempo para presentar de manera óptima los trabajos o laboratorio requeridos, presentando una sobrecarga académica que impidieron el desarrollo esperado de las materias.</text:p>
          </table:table-cell>
          <table:table-cell table:style-name="ce3" office:value-type="string" calcext:value-type="string">
            <text:p>El tiempo para la realización de material fue corto y no se pudo desarrollar una estrategia solida a la hora de exponer nuestras ideas.</text:p>
          </table:table-cell>
          <table:table-cell table:number-columns-repeated="1013"/>
        </table:table-row>
        <table:table-row table:style-name="ro1">
          <table:table-cell table:style-name="ce2" office:value-type="date" office:date-value="2020-12-11T09:20:02.926" calcext:value-type="date">
            <text:p>12/11/2020 9:20:03</text:p>
          </table:table-cell>
          <table:table-cell table:number-columns-repeated="6"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string" calcext:value-type="string">
            <text:p>algunos ejercicos mas para tener mas experiencia en la toma de desiciones al escoger que arquitectura o patrones sea como la mas compatible a lo que se requiere</text:p>
          </table:table-cell>
          <table:table-cell table:style-name="ce3" office:value-type="string" calcext:value-type="string">
            <text:p>un poquito mas de tiempo seria bueno pero de resto como se maneja fue muy bueno y util</text:p>
          </table:table-cell>
          <table:table-cell table:number-columns-repeated="1013"/>
        </table:table-row>
        <table:table-row table:style-name="ro1">
          <table:table-cell table:style-name="ce2" office:value-type="date" office:date-value="2020-12-11T09:20:05.516" calcext:value-type="date">
            <text:p>12/11/2020 9:20:06</text:p>
          </table:table-cell>
          <table:table-cell table:number-columns-repeated="2"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number-columns-repeated="3" table:style-name="ce3" office:value-type="float" office:value="5" calcext:value-type="float">
            <text:p>5</text:p>
          </table:table-cell>
          <table:table-cell table:number-columns-repeated="1015"/>
        </table:table-row>
        <table:table-row table:style-name="ro1">
          <table:table-cell table:style-name="ce2" office:value-type="date" office:date-value="2020-12-11T09:21:59.513" calcext:value-type="date">
            <text:p>12/11/2020 9:22:00</text:p>
          </table:table-cell>
          <table:table-cell table:number-columns-repeated="5"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string" calcext:value-type="string">
            <text:p>Tener en cuenta los trabajos. Se sabe que estas materias son claves en nuestra carrera pero se debería tener en cuenta que no son las únicas materias que se ven, el estar realizando trabajos cada 8 días, aunque es bueno para aprender, muchas veces se tenia que dedicar mas tiempo del que se pensaba para poder realizar las entregas a tiempo. </text:p>
          </table:table-cell>
          <table:table-cell table:style-name="ce3" office:value-type="string" calcext:value-type="string">
            <text:p>Principalmente el tiempo. Es una buena idea realizar este tipo de eventos para los estudiantes, pero se debería manejar mejor el tiempo para que se pueda presentar de una mejor manera las posibles soluciones a los problemas. </text:p>
          </table:table-cell>
          <table:table-cell table:number-columns-repeated="1013"/>
        </table:table-row>
        <table:table-row table:style-name="ro1">
          <table:table-cell table:style-name="ce2" office:value-type="date" office:date-value="2020-12-11T09:23:45.73" calcext:value-type="date">
            <text:p>12/11/2020 9:23:46</text:p>
          </table:table-cell>
          <table:table-cell table:number-columns-repeated="7" table:style-name="ce3" office:value-type="float" office:value="5" calcext:value-type="float">
            <text:p>5</text:p>
          </table:table-cell>
          <table:table-cell table:style-name="ce3" office:value-type="float" office:value="4" calcext:value-type="float">
            <text:p>4</text:p>
          </table:table-cell>
          <table:table-cell table:style-name="ce3" office:value-type="string" calcext:value-type="string">
            <text:p>Hablar un poco más de las tecnologías </text:p>
          </table:table-cell>
          <table:table-cell table:style-name="ce3" office:value-type="string" calcext:value-type="string">
            <text:p>Un poco más de tiempo para entregar un mejor trabajo</text:p>
          </table:table-cell>
          <table:table-cell table:number-columns-repeated="1013"/>
        </table:table-row>
        <table:table-row table:style-name="ro1">
          <table:table-cell table:style-name="ce2" office:value-type="date" office:date-value="2020-12-11T09:24:23.816" calcext:value-type="date">
            <text:p>12/11/2020 9:24:2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4" table:style-name="ce3" office:value-type="float" office:value="4" calcext:value-type="float">
            <text:p>4</text:p>
          </table:table-cell>
          <table:table-cell table:style-name="ce3" office:value-type="float" office:value="5" calcext:value-type="float">
            <text:p>5</text:p>
          </table:table-cell>
          <table:table-cell table:style-name="ce3" office:value-type="string" calcext:value-type="string">
            <text:p>Hablar un poco mas de las tecnologías que se pueden implementar en las diferentes arquitecturas <text:s/></text:p>
          </table:table-cell>
          <table:table-cell table:style-name="ce3" office:value-type="string" calcext:value-type="string">
            <text:p>Un poco mas tiempo para que los grupos puedan desarrollar la actividad </text:p>
          </table:table-cell>
          <table:table-cell table:number-columns-repeated="1013"/>
        </table:table-row>
        <table:table-row table:style-name="ro1">
          <table:table-cell table:style-name="ce2" office:value-type="date" office:date-value="2020-12-11T09:24:27.485" calcext:value-type="date">
            <text:p>12/11/2020 9:24:27</text:p>
          </table:table-cell>
          <table:table-cell table:number-columns-repeated="8" table:style-name="ce3" office:value-type="float" office:value="5" calcext:value-type="float">
            <text:p>5</text:p>
          </table:table-cell>
          <table:table-cell table:style-name="ce3" office:value-type="string" calcext:value-type="string">
            <text:p>Hablar un poco mas de las tecnologías que se pueden implementar en las arquitecturas. </text:p>
          </table:table-cell>
          <table:table-cell table:style-name="ce3" office:value-type="string" calcext:value-type="string">
            <text:p>Que hubiera un poco de mas tiempo para poder debatir de mejor manera con los integrantes del grupo y con esto tener un mejor desarrollo de la actividad.</text:p>
          </table:table-cell>
          <table:table-cell table:number-columns-repeated="1013"/>
        </table:table-row>
        <table:table-row table:style-name="ro1">
          <table:table-cell table:style-name="ce2" office:value-type="date" office:date-value="2020-12-11T09:25:18.372" calcext:value-type="date">
            <text:p>12/11/2020 9:25:18</text:p>
          </table:table-cell>
          <table:table-cell table:number-columns-repeated="2" table:style-name="ce3" office:value-type="float" office:value="5" calcext:value-type="float">
            <text:p>5</text:p>
          </table:table-cell>
          <table:table-cell table:number-columns-repeated="3"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string" calcext:value-type="string">
            <text:p>Hacer las clases un poco más dinámicas, para que los estudiantes estén en total sintonía.</text:p>
          </table:table-cell>
          <table:table-cell table:style-name="ce3" office:value-type="string" calcext:value-type="string">
            <text:p>Un poco más de tiempo para planear la propuesta arquitectónica. </text:p>
          </table:table-cell>
          <table:table-cell table:number-columns-repeated="1013"/>
        </table:table-row>
        <table:table-row table:style-name="ro1">
          <table:table-cell table:style-name="ce2" office:value-type="date" office:date-value="2020-12-11T09:25:28.757" calcext:value-type="date">
            <text:p>12/11/2020 9:25:29</text:p>
          </table:table-cell>
          <table:table-cell table:number-columns-repeated="8" table:style-name="ce3" office:value-type="float" office:value="5" calcext:value-type="float">
            <text:p>5</text:p>
          </table:table-cell>
          <table:table-cell table:style-name="ce3" office:value-type="string" calcext:value-type="string">
            <text:p>Tratar un poco mas el tema de las tecnologías factibles a utilizar por cada estilo de arquitectura, pues estamos un poco crudos en este tema </text:p>
          </table:table-cell>
          <table:table-cell table:style-name="ce3" office:value-type="string" calcext:value-type="string">
            <text:p>Un poco mas de tiempo, pues la presión del momento sumado a los nervios de enfrentarnos a profesionales en el tema influyen a que omitamos algún requerimiento o necesidad del negocio </text:p>
          </table:table-cell>
          <table:table-cell table:number-columns-repeated="1013"/>
        </table:table-row>
        <table:table-row table:style-name="ro1">
          <table:table-cell table:style-name="ce2" office:value-type="date" office:date-value="2020-12-11T09:26:58.724" calcext:value-type="date">
            <text:p>12/11/2020 9:26:59</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3" table:style-name="ce3" office:value-type="float" office:value="5" calcext:value-type="float">
            <text:p>5</text:p>
          </table:table-cell>
          <table:table-cell table:style-name="ce3" office:value-type="float" office:value="4" calcext:value-type="float">
            <text:p>4</text:p>
          </table:table-cell>
          <table:table-cell table:number-columns-repeated="2" table:style-name="ce3" office:value-type="float" office:value="2" calcext:value-type="float">
            <text:p>2</text:p>
          </table:table-cell>
          <table:table-cell table:style-name="ce3" office:value-type="string" calcext:value-type="string">
            <text:p>Abarcar un poco más ciertas características de los sistemas o arquitecturas, pero a nivel de industria, donde al menos se nos de un pequeño vistazo a esas pequeñas características importantes que son realmente útiles como seguridad, balanceo, carga, etc. Las cuales son necesarias en sistemas reales.</text:p>
          </table:table-cell>
          <table:table-cell table:style-name="ce3" office:value-type="string" calcext:value-type="string">
            <text:p>El tiempo es muy corto para la planeación de la solución y tal vez hubiera sido un poco mejor estandarizar el tipo de presentación a hacer por parte de los evaluadores, para tener un punto o estándar de evaluación mejor definido.</text:p>
          </table:table-cell>
          <table:table-cell table:number-columns-repeated="1013"/>
        </table:table-row>
        <table:table-row table:style-name="ro1">
          <table:table-cell table:style-name="ce2" office:value-type="date" office:date-value="2020-12-11T09:27:40.608" calcext:value-type="date">
            <text:p>12/11/2020 9:27:41</text:p>
          </table:table-cell>
          <table:table-cell table:number-columns-repeated="8" table:style-name="ce3" office:value-type="float" office:value="5" calcext:value-type="float">
            <text:p>5</text:p>
          </table:table-cell>
          <table:table-cell table:style-name="ce3" office:value-type="string" calcext:value-type="string">
            <text:p>Pienso que ambos cursos tuvieron una excelente metodología. </text:p>
          </table:table-cell>
          <table:table-cell table:style-name="ce3" office:value-type="string" calcext:value-type="string">
            <text:p>el ejercicio fue muy practico, me ayudo a poder consolidar lo visto en el semestre. Quizá dar un poco más de tiempo para documentar más la solución. </text:p>
          </table:table-cell>
          <table:table-cell table:number-columns-repeated="1013"/>
        </table:table-row>
        <table:table-row table:style-name="ro1">
          <table:table-cell table:style-name="ce2" office:value-type="date" office:date-value="2020-12-11T09:27:55.91" calcext:value-type="date">
            <text:p>12/11/2020 9:27:56</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style-name="ce3" office:value-type="string" calcext:value-type="string">
            <text:p>ampliar ciertos temas como arquitecturas <text:s/></text:p>
          </table:table-cell>
          <table:table-cell table:style-name="ce3" office:value-type="string" calcext:value-type="string">
            <text:p>además de ser solo los  estudiantes del curso seria interesante una convocatoria abierta para incrementar el nivel y cantidad de personas participantes</text:p>
            <text:p>aunque entiendo el tiempo de una hora ya que eso lleva a los grupos a lo máximo seria bueno aumentar un poco el tiempo para que los grupos puedan mejorar sus exposiciones  </text:p>
          </table:table-cell>
          <table:table-cell table:number-columns-repeated="1013"/>
        </table:table-row>
        <table:table-row table:style-name="ro1">
          <table:table-cell table:style-name="ce2" office:value-type="date" office:date-value="2020-12-11T09:30:32.663" calcext:value-type="date">
            <text:p>12/11/2020 9:30:33</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string" calcext:value-type="string">
            <text:p>mi recomendación va dirigida solamente a la teoría, pues considero que el laboratorio fue llevado de una muy buena forma; creo que seria muy bueno que las clases de teoría se dividieran de modo que en la primera hora se abordaran todos los conceptos teóricos sin tantos rodeos y en la segunda hora haciendo uso de estos conceptos se explicara un ejemplo practico donde se evidencie realmente la utilidad de los temas vistos.</text:p>
          </table:table-cell>
          <table:table-cell table:style-name="ce3" office:value-type="string" calcext:value-type="string">
            <text:p>considero como evaluado que una de las limitantes mas grandes en el encuentro de katas es el tiempo, tomar consideraciones y decisiones de forma grupal es complejo y suelen chocar ideas entre integrantes del grupo que demoran el proceso, entre otras muchas dificultades; por ellos en lo posible recomendarían para próximos encuentros aumentar un poco el tiempo de discusión.</text:p>
          </table:table-cell>
          <table:table-cell table:number-columns-repeated="1013"/>
        </table:table-row>
        <table:table-row table:style-name="ro1">
          <table:table-cell table:style-name="ce2" office:value-type="date" office:date-value="2020-12-11T09:31:27.871" calcext:value-type="date">
            <text:p>12/11/2020 9:31:28</text:p>
          </table:table-cell>
          <table:table-cell table:style-name="ce3" office:value-type="float" office:value="5" calcext:value-type="float">
            <text:p>5</text:p>
          </table:table-cell>
          <table:table-cell table:style-name="ce3" office:value-type="float" office:value="3" calcext:value-type="float">
            <text:p>3</text:p>
          </table:table-cell>
          <table:table-cell table:number-columns-repeated="3"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string" calcext:value-type="string">
            <text:p>ninguna</text:p>
          </table:table-cell>
          <table:table-cell table:style-name="ce3" office:value-type="string" calcext:value-type="string">
            <text:p>Pienso que tener en cuenta el tiempo para el desarrollo del ejercicio es muy corto, por ende, trabajar bajo presión en cuestión de tiempos implica que no se trabaje serenamente en el problema.</text:p>
          </table:table-cell>
          <table:table-cell table:number-columns-repeated="1013"/>
        </table:table-row>
        <table:table-row table:style-name="ro1">
          <table:table-cell table:style-name="ce2" office:value-type="date" office:date-value="2020-12-11T09:39:27.485" calcext:value-type="date">
            <text:p>12/11/2020 9:39:27</text:p>
          </table:table-cell>
          <table:table-cell table:number-columns-repeated="4" table:style-name="ce3" office:value-type="float" office:value="4" calcext:value-type="float">
            <text:p>4</text:p>
          </table:table-cell>
          <table:table-cell table:style-name="ce3" office:value-type="float" office:value="3" calcext:value-type="float">
            <text:p>3</text:p>
          </table:table-cell>
          <table:table-cell table:number-columns-repeated="2" table:style-name="ce3" office:value-type="float" office:value="4" calcext:value-type="float">
            <text:p>4</text:p>
          </table:table-cell>
          <table:table-cell table:style-name="ce3" office:value-type="float" office:value="3" calcext:value-type="float">
            <text:p>3</text:p>
          </table:table-cell>
          <table:table-cell table:style-name="ce3" office:value-type="string" calcext:value-type="string">
            <text:p>dar a conocer las tecnologías más optimas </text:p>
          </table:table-cell>
          <table:table-cell table:style-name="ce3" office:value-type="string" calcext:value-type="string">
            <text:p>dar mas tiempo para analizar los ejercicios </text:p>
          </table:table-cell>
          <table:table-cell table:number-columns-repeated="1013"/>
        </table:table-row>
        <table:table-row table:style-name="ro1">
          <table:table-cell table:style-name="ce2" office:value-type="date" office:date-value="2020-12-11T09:39:34.173" calcext:value-type="date">
            <text:p>12/11/2020 9:39:34</text:p>
          </table:table-cell>
          <table:table-cell table:number-columns-repeated="8" table:style-name="ce3" office:value-type="float" office:value="4" calcext:value-type="float">
            <text:p>4</text:p>
          </table:table-cell>
          <table:table-cell table:number-columns-repeated="1015"/>
        </table:table-row>
        <table:table-row table:style-name="ro1">
          <table:table-cell table:style-name="ce2" office:value-type="date" office:date-value="2020-12-11T09:40:59.64" calcext:value-type="date">
            <text:p>12/11/2020 9:41:00</text:p>
          </table:table-cell>
          <table:table-cell table:number-columns-repeated="4" table:style-name="ce3" office:value-type="float" office:value="5" calcext:value-type="float">
            <text:p>5</text:p>
          </table:table-cell>
          <table:table-cell table:style-name="ce3" office:value-type="float" office:value="4" calcext:value-type="float">
            <text:p>4</text:p>
          </table:table-cell>
          <table:table-cell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string" calcext:value-type="string">
            <text:p>En el curso de laboratorio y teoría de software seria bueno que hubiera una mejor coordinación de temas, ya que por momentos en laboratorio se abordaban temas que en teoría aun no se habían visto.</text:p>
          </table:table-cell>
          <table:table-cell table:style-name="ce3" office:value-type="string" calcext:value-type="string">
            <text:p>Dar un poco mas de tiempo a los grupos para que pueden tener una mejor documentación.</text:p>
          </table:table-cell>
          <table:table-cell table:number-columns-repeated="1013"/>
        </table:table-row>
        <table:table-row table:style-name="ro1">
          <table:table-cell table:style-name="ce2" office:value-type="date" office:date-value="2020-12-11T09:45:38.739" calcext:value-type="date">
            <text:p>12/11/2020 9:45:39</text:p>
          </table:table-cell>
          <table:table-cell table:number-columns-repeated="8" table:style-name="ce3" office:value-type="float" office:value="4" calcext:value-type="float">
            <text:p>4</text:p>
          </table:table-cell>
          <table:table-cell/>
          <table:table-cell table:style-name="ce3" office:value-type="string" calcext:value-type="string">
            <text:p>Mayor tiempo</text:p>
          </table:table-cell>
          <table:table-cell table:number-columns-repeated="1013"/>
        </table:table-row>
        <table:table-row table:style-name="ro1">
          <table:table-cell table:style-name="ce2" office:value-type="date" office:date-value="2020-12-11T10:14:34.631" calcext:value-type="date">
            <text:p>12/11/2020 10:14:35</text:p>
          </table:table-cell>
          <table:table-cell table:number-columns-repeated="2" table:style-name="ce3" office:value-type="float" office:value="4" calcext:value-type="float">
            <text:p>4</text:p>
          </table:table-cell>
          <table:table-cell table:number-columns-repeated="2" table:style-name="ce3" office:value-type="float" office:value="5" calcext:value-type="float">
            <text:p>5</text:p>
          </table:table-cell>
          <table:table-cell table:number-columns-repeated="2" table:style-name="ce3" office:value-type="float" office:value="4" calcext:value-type="float">
            <text:p>4</text:p>
          </table:table-cell>
          <table:table-cell table:style-name="ce3" office:value-type="float" office:value="5" calcext:value-type="float">
            <text:p>5</text:p>
          </table:table-cell>
          <table:table-cell table:style-name="ce3" office:value-type="float" office:value="3" calcext:value-type="float">
            <text:p>3</text:p>
          </table:table-cell>
          <table:table-cell table:style-name="ce3" office:value-type="string" calcext:value-type="string">
            <text:p>Me parece que el curso se impartió bien, las diapositivas de la clase teórica y los talleres del laboratorio mostraban el funcionamiento y utilidad de algún patrón o arquitectura, eran de ayuda para entender conceptualmente que necesidad satisfacía o que problema resolvía. Quiza alguna recomendacion seria tomar un ejemplo o ejercicio en particular y verlo en clase de teoria y desarrollarla en el laboratorio, pero podria ser dificil dado a que solo hay una clase semanal de laboratorio </text:p>
          </table:table-cell>
          <table:table-cell table:style-name="ce3" office:value-type="string" calcext:value-type="string">
            <text:p>Al acabar los 40 minutos de preparación de cada grupo, debería entregarse o subir a algún sitio lo preparado por cada grupo, si no los grupos que expongan al final habrán tenido mas tiempo para preparar y desarrollar sus trabajos que los primeros. Y también aumentaria el tiempo en que se expone de 10 a 15 0 20 minutos</text:p>
          </table:table-cell>
          <table:table-cell table:number-columns-repeated="1013"/>
        </table:table-row>
        <table:table-row table:style-name="ro2" table:number-rows-repeated="1048551">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office:font-face-decls>
  <office:styles>
    <style:default-style style:family="table-cell">
      <style:paragraph-properties style:tab-stop-distance="36pt"/>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month/>
      <number:text>/</number:text>
      <number:day/>
      <number:text>/</number:text>
      <number:year number:style="long"/>
      <number:text> </number:text>
      <number:hours/>
      <number:text>:</number:text>
      <number:minutes number:style="long"/>
      <number:text>:</number:text>
      <number:seconds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font-name-asian="Linux Libertine G" style:font-family-asian="'Linux Libertine G'" style:font-family-generic-asian="system" style:font-pitch-asian="variable" style:font-name-complex="Arial" style:font-family-complex="Arial"/>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11-14">00/00/0000</text:date>, <text:time>00:00:00</text:time></text:p>
        </style:region-right>
      </style:header>
      <style:header-left style:display="false"/>
      <style:footer>
        <text:p>Page <text:page-number>1</text:page-number><text:s/>/ <text:page-count>99</text:page-count></text:p>
      </style:footer>
      <style:footer-left style:display="false"/>
    </style:master-page>
    <style:master-page style:name="PageStyle_5f_Form_20_Responses_20_1" style:display-name="PageStyle_Form Responses 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56" meta:object-count="0"/>
    <meta:generator>LibreOfficeDev/6.0.5.2$Linux_X86_64 LibreOffice_project/</meta:generator>
  </office:meta>
</office:document-meta>
</file>